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QueryStringModule.getQueryString(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QueryStringModule.getQuery( String searchTer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